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39.44mm" style:type="center"/>
          <style:tab-stop style:position="276.98m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>
        <style:tab-stops>
          <style:tab-stop style:position="139.44mm" style:type="center"/>
          <style:tab-stop style:position="276.98m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</style:style>
    <style:style style:name="P4" style:family="paragraph" style:parent-style-name="Text_20_body">
      <style:text-properties officeooo:paragraph-rsid="00060107"/>
    </style:style>
    <style:style style:name="T1" style:family="text">
      <style:text-properties officeooo:rsid="0014e78b"/>
    </style:style>
    <style:style style:name="T2" style:family="text">
      <style:text-properties style:font-name="Ubuntu1" fo:font-size="6pt" fo:language="de" fo:country="DE" style:language-asian="zh" style:country-asian="CN" style:language-complex="hi" style:country-complex="IN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4"><text:span text:style-name="T1"><office:annotation><dc:creator>Luc Saffre</dc:creator><dc:date>2014-12-10T18:11:48</dc:date><text:list text:style-name=""><text:list-item><text:p><text:span text:style-name="T2">do text</text:span></text:p></text:list-item><text:list-item><text:p><text:span text:style-name="T2">from story(this.get_story(ar))</text:span></text:p></text:list-item></text:list></office:annotation></text:span><text:span text:style-name="T1">(Insert story with more than 1 section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family="Arial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1" style:family="table">
      <style:table-properties style:width="277mm" table:align="margins"/>
    </style:style>
    <style:style style:name="Table1.A" style:family="table-column">
      <style:table-column-properties style:column-width="56.36mm" style:rel-column-width="13333*"/>
    </style:style>
    <style:style style:name="Table1.B" style:family="table-column">
      <style:table-column-properties style:column-width="169.86mm" style:rel-column-width="40187*"/>
    </style:style>
    <style:style style:name="Table1.C" style:family="table-column">
      <style:table-column-properties style:column-width="50.78mm" style:rel-column-width="12015*"/>
    </style:style>
    <style:style style:name="Table1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139.44mm" style:type="center"/>
          <style:tab-stop style:position="276.98m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>
        <style:tab-stops>
          <style:tab-stop style:position="139.44mm" style:type="center"/>
          <style:tab-stop style:position="276.98m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</style:style>
    <style:page-layout style:name="Mpm1">
      <style:page-layout-properties fo:page-width="297mm" fo:page-height="210.01mm" style:num-format="1" style:print-orientation="landscape" fo:margin-top="14.99mm" fo:margin-bottom="10mm" fo:margin-left="10mm" fo:margin-right="10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style:dynamic-spacing="false"/>
      </style:header-style>
      <style:footer-style/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06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ext:tracked-changes>
          <text:changed-region xml:id="ct187006480" text:id="ct187006480">
            <text:insertion>
              <office:change-info>
                <dc:creator>Luc Saffre</dc:creator>
                <dc:date>2013-03-17T08:26:00</dc:date>
              </office:change-info>
            </text:insertion>
          </text:changed-region>
        </text:tracked-changes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foo<office:annotation><dc:creator>Luc Saffre</dc:creator><dc:date>2012-07-20T21:35:16</dc:date><text:p>do text</text:p><text:p>from html(settings.SITE.site_header())</text:p></office:annotation></text:p>
            </table:table-cell>
            <table:table-cell table:style-name="Table1.A1" office:value-type="string">
              <text:p text:style-name="MP2"><text:conditional-text text:condition="ooow:true" text:string-value-if-true="&quot;unicode(this)&quot;" text:string-value-if-false="">unicode(this)</text:conditional-text></text:p>
            </table:table-cell>
            <table:table-cell office:value-type="string">
              <text:p text:style-name="MP3">Seite <text:page-number text:select-page="current">1</text:page-number> von <text:page-count>1</text:page-count><text:line-break/><text:date style:data-style-name="N106" text:date-value="2015-08-11T03:48:54.641019464">11/8/15</text:date> <text:time style:data-style-name="N41" text:time-value="2015-08-11T03:48:54.641132620">03:47:48</text:time><text:line-break/><text:change-start text:change-id="ct187006480"/>settings.SITE.site_version()<text:change-end text:change-id="ct187006480"/></text:p>
            </table:table-cell>
          </table:table-row>
        </table:table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5-08-11T03:48:54.625758900</dc:date>
    <dc:creator>Luc Saffre</dc:creator>
    <meta:editing-duration>PT30M35S</meta:editing-duration>
    <meta:editing-cycles>35</meta:editing-cycles>
    <meta:generator>LibreOffice/4.2.8.2$Linux_x86 LibreOffice_project/420m0$Build-2</meta:generator>
    <meta:document-statistic meta:table-count="1" meta:image-count="0" meta:object-count="0" meta:page-count="1" meta:paragraph-count="4" meta:word-count="16" meta:character-count="114" meta:non-whitespace-character-count="102"/>
  </office:meta>
</office:document-meta>
</file>